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86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MS Gothic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Wingdings" fo:font-size="11pt" fo:font-style="normal" fo:text-shadow="none" style:text-underline-style="none" fo:font-weight="normal" style:letter-kerning="true" style:font-name-asian="Wingdings" style:font-size-asian="11pt" style:font-style-asian="normal" style:font-weight-asian="normal" style:font-name-complex="Wingdings" style:font-size-complex="11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608cm" svg:y1="14.054cm" svg:x2="9.608cm" svg:y2="15.651cm">
            <text:p/>
          </draw:line>
          <draw:line draw:style-name="gr1" draw:text-style-name="P1" draw:layer="layout" svg:x1="10.003cm" svg:y1="14.049cm" svg:x2="10cm" svg:y2="16.022cm">
            <text:p/>
          </draw:line>
          <draw:line draw:style-name="gr1" draw:text-style-name="P1" draw:layer="layout" svg:x1="10cm" svg:y1="14.055cm" svg:x2="9.603cm" svg:y2="14.055cm">
            <text:p/>
          </draw:line>
          <draw:line draw:style-name="gr1" draw:text-style-name="P1" draw:layer="layout" svg:x1="9.603cm" svg:y1="14.842cm" svg:x2="11.994cm" svg:y2="14.843cm">
            <text:p/>
          </draw:line>
          <draw:line draw:style-name="gr1" draw:text-style-name="P1" draw:layer="layout" svg:x1="10.804cm" svg:y1="14.846cm" svg:x2="10.804cm" svg:y2="16.041cm">
            <text:p/>
          </draw:line>
          <draw:line draw:style-name="gr1" draw:text-style-name="P1" draw:layer="layout" svg:x1="11.212cm" svg:y1="14.842cm" svg:x2="11.212cm" svg:y2="15.651cm">
            <text:p/>
          </draw:line>
          <draw:line draw:style-name="gr1" draw:text-style-name="P1" draw:layer="layout" svg:x1="11.995cm" svg:y1="14.846cm" svg:x2="11.995cm" svg:y2="15.65cm">
            <text:p/>
          </draw:line>
          <draw:line draw:style-name="gr1" draw:text-style-name="P1" draw:layer="layout" svg:x1="10.809cm" svg:y1="16.033cm" svg:x2="9.996cm" svg:y2="16.034cm">
            <text:p/>
          </draw:line>
          <draw:frame draw:style-name="gr2" draw:text-style-name="P3" draw:layer="layout" svg:width="0.318cm" svg:height="0.486cm" svg:x="10.275cm" svg:y="15.033cm">
            <draw:text-box>
              <text:p text:style-name="P2"><text:span text:style-name="T1"></text:span></text:p>
            </draw:text-box>
          </draw:frame>
          <draw:line draw:style-name="gr1" draw:text-style-name="P1" draw:layer="layout" svg:x1="9.604cm" svg:y1="15.645cm" svg:x2="11.995cm" svg:y2="15.64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2:42:27.167395950</meta:creation-date>
    <dc:date>2018-05-18T12:42:49.799502645</dc:date>
    <meta:editing-duration>PT23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